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f189" officeooo:paragraph-rsid="000bf1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سلام . احترام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05:45:11.967262276</meta:creation-date>
    <dc:date>2022-10-10T05:46:48.465676942</dc:date>
    <meta:editing-duration>PT1M40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6.4.7.2$Linux_X86_64 LibreOffice_project/40$Build-2</meta:generator>
  </office:meta>
</office:document-meta>
</file>